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ize="7pt" officeooo:rsid="00758099" officeooo:paragraph-rsid="00758099" style:font-size-asian="7pt" style:font-size-complex="7pt"/>
    </style:style>
    <style:style style:name="P2" style:family="paragraph" style:parent-style-name="Text_20_body">
      <style:text-properties officeooo:rsid="00ca0ed4" officeooo:paragraph-rsid="00e945fa"/>
    </style:style>
    <style:style style:name="P3" style:family="paragraph" style:parent-style-name="Text_20_body">
      <style:text-properties officeooo:rsid="00e598cd" officeooo:paragraph-rsid="00e945fa"/>
    </style:style>
    <style:style style:name="P4" style:family="paragraph" style:parent-style-name="Text_20_body">
      <style:text-properties officeooo:rsid="00e945fa" officeooo:paragraph-rsid="00e945fa"/>
    </style:style>
    <style:style style:name="P5" style:family="paragraph" style:parent-style-name="Text_20_body">
      <style:text-properties fo:font-weight="bold" officeooo:rsid="00e945fa" officeooo:paragraph-rsid="00e945fa" style:font-weight-asian="bold" style:font-weight-complex="bold"/>
    </style:style>
    <style:style style:name="P6" style:family="paragraph" style:parent-style-name="Text_20_body">
      <style:text-properties fo:font-weight="bold" officeooo:rsid="00fe321b" officeooo:paragraph-rsid="00ff1764" style:font-weight-asian="bold" style:font-weight-complex="bold"/>
    </style:style>
    <style:style style:name="P7" style:family="paragraph" style:parent-style-name="Text_20_body">
      <style:text-properties fo:font-weight="bold" officeooo:rsid="00fcefc3" officeooo:paragraph-rsid="00fcefc3" style:font-weight-asian="bold" style:font-weight-complex="bold"/>
    </style:style>
    <style:style style:name="P8" style:family="paragraph" style:parent-style-name="Text_20_body">
      <style:text-properties fo:font-weight="bold" officeooo:rsid="0103b7e3" officeooo:paragraph-rsid="0103b7e3" style:font-weight-asian="bold" style:font-weight-complex="bold"/>
    </style:style>
    <style:style style:name="P9" style:family="paragraph" style:parent-style-name="Text_20_body">
      <style:text-properties officeooo:rsid="00f14e30" officeooo:paragraph-rsid="0104a00d"/>
    </style:style>
    <style:style style:name="P10" style:family="paragraph" style:parent-style-name="Text_20_body">
      <style:text-properties officeooo:rsid="00f3cd49" officeooo:paragraph-rsid="00f570ac"/>
    </style:style>
    <style:style style:name="P11" style:family="paragraph" style:parent-style-name="Text_20_body">
      <style:text-properties officeooo:rsid="01006e60" officeooo:paragraph-rsid="01006e60"/>
    </style:style>
    <style:style style:name="P12" style:family="paragraph" style:parent-style-name="Text_20_body">
      <style:text-properties officeooo:rsid="0103b7e3" officeooo:paragraph-rsid="0103b7e3"/>
    </style:style>
    <style:style style:name="P13" style:family="paragraph" style:parent-style-name="Text_20_body">
      <style:text-properties officeooo:rsid="0104a00d" officeooo:paragraph-rsid="0104a00d"/>
    </style:style>
    <style:style style:name="P14" style:family="paragraph" style:parent-style-name="Standard">
      <style:text-properties officeooo:rsid="00ea8810" officeooo:paragraph-rsid="010dcd59"/>
    </style:style>
    <style:style style:name="P15" style:family="paragraph" style:parent-style-name="Text_20_body">
      <style:text-properties officeooo:rsid="00e945fa" officeooo:paragraph-rsid="00e945fa"/>
    </style:style>
    <style:style style:name="P16" style:family="paragraph" style:parent-style-name="Text_20_body" style:list-style-name="L1">
      <style:text-properties officeooo:rsid="00ea8810" officeooo:paragraph-rsid="0107d48f"/>
    </style:style>
    <style:style style:name="P17" style:family="paragraph" style:parent-style-name="Text_20_body" style:list-style-name="L1">
      <style:text-properties officeooo:rsid="00ea8810" officeooo:paragraph-rsid="0111bdc2"/>
    </style:style>
    <style:style style:name="P18" style:family="paragraph" style:parent-style-name="Text_20_body">
      <style:text-properties officeooo:rsid="00ea8810" officeooo:paragraph-rsid="0105d42d"/>
    </style:style>
    <style:style style:name="P19" style:family="paragraph" style:parent-style-name="Text_20_body" style:list-style-name="L1">
      <style:text-properties officeooo:rsid="00eb22ee" officeooo:paragraph-rsid="00eb22ee"/>
    </style:style>
    <style:style style:name="P20" style:family="paragraph" style:parent-style-name="Text_20_body" style:list-style-name="L1">
      <style:text-properties officeooo:rsid="00f30ab4" officeooo:paragraph-rsid="00f30ab4"/>
    </style:style>
    <style:style style:name="P21" style:family="paragraph" style:parent-style-name="Text_20_body">
      <style:text-properties officeooo:rsid="00fe321b" officeooo:paragraph-rsid="00fe321b"/>
    </style:style>
    <style:style style:name="P22" style:family="paragraph" style:parent-style-name="Text_20_body">
      <style:text-properties officeooo:rsid="00fe321b" officeooo:paragraph-rsid="01107cbb"/>
    </style:style>
    <style:style style:name="P23" style:family="paragraph" style:parent-style-name="Text_20_body" style:list-style-name="L2">
      <style:text-properties officeooo:rsid="01006e60" officeooo:paragraph-rsid="01006e60"/>
    </style:style>
    <style:style style:name="P24" style:family="paragraph" style:parent-style-name="Text_20_body">
      <style:text-properties officeooo:rsid="00f3cd49" officeooo:paragraph-rsid="0108d7db"/>
    </style:style>
    <style:style style:name="P25" style:family="paragraph" style:parent-style-name="Text_20_body">
      <style:text-properties officeooo:rsid="0100a85f" officeooo:paragraph-rsid="01116899"/>
    </style:style>
    <style:style style:name="P26" style:family="paragraph" style:parent-style-name="Heading_20_2">
      <style:text-properties officeooo:rsid="00e945fa" officeooo:paragraph-rsid="009cfa3e"/>
    </style:style>
    <style:style style:name="T1" style:family="text">
      <style:text-properties officeooo:rsid="00ca0ed4"/>
    </style:style>
    <style:style style:name="T2" style:family="text">
      <style:text-properties officeooo:rsid="00ea8810"/>
    </style:style>
    <style:style style:name="T3" style:family="text">
      <style:text-properties officeooo:rsid="00ea9f4e"/>
    </style:style>
    <style:style style:name="T4" style:family="text">
      <style:text-properties officeooo:rsid="00ebf38c"/>
    </style:style>
    <style:style style:name="T5" style:family="text">
      <style:text-properties officeooo:rsid="00ed67e0"/>
    </style:style>
    <style:style style:name="T6" style:family="text">
      <style:text-properties officeooo:rsid="00f30ab4"/>
    </style:style>
    <style:style style:name="T7" style:family="text">
      <style:text-properties officeooo:rsid="00f570ac"/>
    </style:style>
    <style:style style:name="T8" style:family="text">
      <style:text-properties officeooo:rsid="00fa9a6d"/>
    </style:style>
    <style:style style:name="T9" style:family="text">
      <style:text-properties officeooo:rsid="00fad4e8"/>
    </style:style>
    <style:style style:name="T10" style:family="text">
      <style:text-properties officeooo:rsid="00ff1764"/>
    </style:style>
    <style:style style:name="T11" style:family="text">
      <style:text-properties officeooo:rsid="01006e60"/>
    </style:style>
    <style:style style:name="T12" style:family="text">
      <style:text-properties officeooo:rsid="0106c937"/>
    </style:style>
    <style:style style:name="T13" style:family="text">
      <style:text-properties officeooo:rsid="0107d48f"/>
    </style:style>
    <style:style style:name="T14" style:family="text">
      <style:text-properties officeooo:rsid="0108d7db"/>
    </style:style>
    <style:style style:name="T15" style:family="text">
      <style:text-properties officeooo:rsid="0111bdc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2">Signal state bits</text:h>
      <text:p text:style-name="P1">190<text:span text:style-name="T1">708</text:span>, updated <text:span text:style-name="T1">8</text:span>.<text:span text:style-name="T1">7</text:span>.2019/pekka</text:p>
      <text:p text:style-name="P4">It is not enough to know the value of a temperature sensor signal (from IO device), speed setting for a motor (to IO device) or if some binary input is ON or OFF when the device. </text:p>
      <text:p text:style-name="P2"/>
      <text:p text:style-name="P4">Along the temperature value, let’s say 30 degrees <text:span text:style-name="T2">Celsius</text:span>, we need to pass information that signal “has value/<text:span text:style-name="T2">is connected</text:span>” and the sensor is not broken. This type of information is called signal state byte, and we should have one for every signal.</text:p>
      <text:p text:style-name="P4"/>
      <text:p text:style-name="P5"><text:span text:style-name="T2">Bits in s</text:span>ignal state byte</text:p>
      <text:p text:style-name="P18"><text:span text:style-name="T6">Signal byte contains signal state bits as “</text:span>----<text:span text:style-name="T15">YO</text:span>C<text:span text:style-name="T4">X”.</text:span></text:p>
      <text:list xml:id="list2584207933" text:style-name="L1">
        <text:list-item>
          <text:p text:style-name="P16">bit <text:span text:style-name="T9">Y</text:span>, <text:span text:style-name="T13">OSAL</text:span>_<text:span text:style-name="T13">STATE_YELLOW</text:span> = <text:span text:style-name="T15">8</text:span></text:p>
        </text:list-item>
        <text:list-item>
          <text:p text:style-name="P17">bit <text:span text:style-name="T9">O</text:span>, <text:span text:style-name="T13">OSAL</text:span>_<text:span text:style-name="T13">STATE_ORANGE</text:span> = <text:span text:style-name="T15">4</text:span></text:p>
        </text:list-item>
        <text:list-item>
          <text:p text:style-name="P17">bit C, <text:span text:style-name="T13">OSAL</text:span>_<text:span text:style-name="T13">STATE_</text:span>CONNECTED = <text:span text:style-name="T12">2</text:span></text:p>
        </text:list-item>
        <text:list-item>
          <text:p text:style-name="P19">bit X, <text:s/><text:span text:style-name="T14">OSAL_STATE_BOOLEAN_VALUE = 1</text:span></text:p>
        </text:list-item>
        <text:list-item>
          <text:p text:style-name="P20">bits marked with ‘-’ are reserved for future uses (redundancy, etc).</text:p>
        </text:list-item>
      </text:list>
      <text:p text:style-name="P3"/>
      <text:p text:style-name="P24"><text:span text:style-name="T13">OSAL_STATE_CONNECTED. </text:span>There are times when controller doesn’t know state of input on IO board or IO board doesn’t <text:span text:style-name="T7">know weather controller wants some output to be set ON or OFF. This happens for example w</text:span>hen IO device connects to controller, or either IO device or controller is restarted, network is temporary disabled… <text:span text:style-name="T7">Also connections can be chained, so that signal needs to jump trough a few hoops, before it is known somewhere else. The connected bit is set to 1 along with signal value. </text:span></text:p>
      <text:p text:style-name="P10"/>
      <text:p text:style-name="P14"><text:span text:style-name="T13">OSAL</text:span>_<text:span text:style-name="T13">STATE_ORANGE and OSAL</text:span>_<text:span text:style-name="T13">STATE_YELLOW bits. These are for reporting broken or untrusted hardware. Total failure is indicated by OSAL</text:span>_<text:span text:style-name="T13">STATE_RED = 12, which is simply both OSAL</text:span>_<text:span text:style-name="T13">STATE_YELLOW and OSAL</text:span>_<text:span text:style-name="T13">STATE_ORANGE bits set. For example if temperature sensor input has value 0 or 4095 (for 12 bit A/D) it can be quite safely assumed that it is not connected and IO device can set OSAL</text:span>_<text:span text:style-name="T13">STATE_ORANGE for it. Mask <text:s/>OSAL</text:span>_<text:span text:style-name="T13">STATE_ERR_MASK is also defined with both error/warning bits set.</text:span></text:p>
      <text:p text:style-name="P10"/>
      <text:p text:style-name="P7">Signal state with data byte(s)</text:p>
      <text:p text:style-name="P21">When we transfer for example 16 bit temperature <text:s/>signal, we need 3 bytes: State byte followed by two data bytes. Same goes for motor speed control to other direction. </text:p>
      <text:p text:style-name="P25">Boolean ON/OFF values are embedded in <text:span text:style-name="T14">OSAL_STATE_BOOLEAN_VALUE </text:span>bit of the state byte.</text:p>
      <text:p text:style-name="P13">To summarize, every signal except boolean values start with state byte followed by data bytes, in small endian byte order. Boolean value with signal bits is transferred as one byte.</text:p>
      <text:p text:style-name="P9"/>
      <text:p text:style-name="P6">Elaborating what IO device should do <text:span text:style-name="T10">when it doesn’t receive control</text:span></text:p>
      <text:p text:style-name="P22"><text:span text:style-name="T11">W</text:span>hen <text:span text:style-name="T11">a signal controlling to IO board has no OSAL_STATE_CONNECTED </text:span>bit, <text:span text:style-name="T11">what should IO board do. There is no one right answer. </text:span></text:p>
      <text:list xml:id="list4286619386" text:style-name="L2">
        <text:list-item>
          <text:p text:style-name="P23">Let’s assume that signal controls chain saw spinning speed. If no speed control is received, IO board should gradually (quickly, but not so suddenly that the saw spins our of control) power down the motor. </text:p>
        </text:list-item>
        <text:list-item>
          <text:p text:style-name="P23"><text:soft-page-break/>If the signal controls toilet tank fill valve, the output should be turned off to avoid flooding.</text:p>
        </text:list-item>
        <text:list-item>
          <text:p text:style-name="P23">If the signal controls pneumatic cylinder to position a mechanical arm, the arm might be left at position it is. We do not want loss of connection to cause sudden unexpected movements, these could be a safety hazard.</text:p>
        </text:list-item>
      </text:list>
      <text:p text:style-name="P11">Same goes also for controller. What it should do if it doesn’t receive input signal from an IO device.</text:p>
      <text:p text:style-name="P11"/>
      <text:p text:style-name="P8">Applicability</text:p>
      <text:p text:style-name="P12">Signal bits are not part of basic IOCOM. It only handles transfer of memory blocks, and doesn’t care about content. If we deal with real world IO devices, I recommend to use signal state convention as presented he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10-29T11:07:03.231128908</dc:date>
    <meta:editing-duration>P2DT5H8M11S</meta:editing-duration>
    <meta:editing-cycles>228</meta:editing-cycles>
    <meta:generator>LibreOffice/6.2.4.2$Linux_X86_64 LibreOffice_project/20$Build-2</meta:generator>
    <meta:document-statistic meta:table-count="0" meta:image-count="0" meta:object-count="0" meta:page-count="2" meta:paragraph-count="25" meta:word-count="551" meta:character-count="3229" meta:non-whitespace-character-count="2703"/>
  </office:meta>
</office:document-meta>
</file>